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botto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bottom"/>
    </style:style>
    <style:style style:name="gr6" style:family="graphic" style:parent-style-name="standard">
      <style:graphic-properties draw:textarea-vertical-align="middle" draw:auto-grow-height="false" fo:min-height="0.749cm" fo:min-width="0.499cm" fo:wrap-option="no-wrap"/>
    </style:style>
    <style:style style:name="gr7" style:family="graphic" style:parent-style-name="standard">
      <style:graphic-properties draw:fill="solid" draw:fill-color="#ffff00" draw:textarea-horizontal-align="justify" draw:textarea-vertical-align="bottom" draw:auto-grow-height="false" fo:padding-bottom="0.762cm"/>
    </style:style>
    <style:style style:name="gr8" style:family="graphic" style:parent-style-name="standard">
      <style:graphic-properties draw:fill="solid" draw:fill-color="#00ffff" draw:textarea-horizontal-align="justify" draw:textarea-vertical-align="bottom" draw:auto-grow-height="false" fo:padding-bottom="0.61cm"/>
    </style:style>
    <style:style style:name="gr9" style:family="graphic" style:parent-style-name="standard">
      <style:graphic-properties draw:fill="gradient" draw:fill-color="#00ffff" draw:fill-gradient-name="Gradient_20_7" draw:textarea-horizontal-align="justify" draw:textarea-vertical-align="bottom" draw:auto-grow-height="false" fo:padding-bottom="0.61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81cm" svg:height="2.54cm" svg:x="11.16cm" svg:y="8.62cm">
          <draw:glue-point draw:id="5" svg:x="-5cm" svg:y="4.5cm"/>
          <draw:glue-point draw:id="6" svg:x="-3.333cm" svg:y="5cm"/>
          <draw:glue-point draw:id="7" svg:x="5cm" svg:y="-2.5cm"/>
          <text:p text:style-name="P1">Teensy 3.1</text:p>
          <text:p text:style-name="P1">(MCU)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3.81cm" svg:height="2.54cm" svg:x="11.16cm" svg:y="3.54cm">
          <text:p text:style-name="P1">GPS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3.81cm" svg:height="2.54cm" svg:x="3.54cm" svg:y="8.62cm">
          <text:p text:style-name="P1">Modem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13.065cm" svg:y1="6.08cm" svg:x2="13.065cm" svg:y2="8.62cm" draw:start-shape="id1" draw:start-glue-point="2" draw:end-shape="id2" draw:end-glue-point="0" svg:d="M13065 6080v2540" svg:viewBox="0 0 1 2541">
          <text:p text:style-name="P1">UART</text:p>
        </draw:connector>
        <draw:connector draw:style-name="gr3" draw:text-style-name="P1" draw:layer="layout" draw:type="line" svg:x1="7.35cm" svg:y1="9.89cm" svg:x2="11.16cm" svg:y2="9.89cm" draw:start-shape="id3" draw:start-glue-point="1" draw:end-shape="id2" svg:d="M7350 9890h3810" svg:viewBox="0 0 3811 1">
          <text:p text:style-name="P1">UART</text:p>
        </draw:connector>
        <draw:custom-shape draw:style-name="gr1" draw:text-style-name="P1" xml:id="id4" draw:id="id4" draw:layer="layout" svg:width="6.35cm" svg:height="2.54cm" svg:x="16.24cm" svg:y="3.54cm">
          <text:p text:style-name="P1">BMP 180</text:p>
          <text:p text:style-name="P1">(Temp &amp; pressure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19.415cm" svg:y1="6.08cm" svg:x2="14.97cm" svg:y2="9.255cm" draw:start-shape="id4" draw:start-glue-point="2" draw:end-shape="id2" draw:end-glue-point="7" svg:d="M19415 6080l-4445 3175" svg:viewBox="0 0 4446 3176">
          <text:p text:style-name="P1">I2C</text:p>
        </draw:connector>
        <draw:custom-shape draw:style-name="gr1" draw:text-style-name="P1" xml:id="id5" draw:id="id5" draw:layer="layout" svg:width="3.81cm" svg:height="2.54cm" svg:x="11.16cm" svg:y="13.827cm">
          <text:p text:style-name="P1">SDcard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3.065cm" svg:y1="11.16cm" svg:x2="13.065cm" svg:y2="13.827cm" draw:start-shape="id2" draw:start-glue-point="2" draw:end-shape="id5" svg:d="M13065 11160v2667" svg:viewBox="0 0 1 2668">
          <text:p text:style-name="P1">SPI</text:p>
        </draw:connector>
        <draw:custom-shape draw:style-name="gr1" draw:text-style-name="P1" xml:id="id6" draw:id="id6" draw:layer="layout" svg:width="3.81cm" svg:height="2.54cm" svg:x="18.78cm" svg:y="8.62cm">
          <text:p text:style-name="P1">Voltage</text:p>
          <text:p text:style-name="P1">sensor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22.59cm" svg:y1="9.89cm" svg:x2="24.749cm" svg:y2="9.89cm" draw:start-shape="id6" draw:start-glue-point="1" draw:end-shape="id7" draw:end-glue-point="3" svg:d="M22590 9890h2159" svg:viewBox="0 0 2160 1">
          <text:p/>
        </draw:connector>
        <draw:connector draw:style-name="gr5" draw:text-style-name="P1" draw:layer="layout" svg:x1="18.78cm" svg:y1="9.89cm" svg:x2="14.97cm" svg:y2="9.89cm" draw:start-shape="id6" draw:start-glue-point="3" draw:end-shape="id2" draw:end-glue-point="1" svg:d="M18780 9890h-3810" svg:viewBox="0 0 3811 1">
          <text:p text:style-name="P1">ADC</text:p>
        </draw:connector>
        <draw:custom-shape draw:style-name="gr6" draw:text-style-name="P1" xml:id="id7" draw:id="id7" draw:layer="layout" svg:width="3.951cm" svg:height="2.54cm" svg:x="24.749cm" svg:y="8.62cm">
          <text:p text:style-name="P1">Power</text:p>
          <text:p text:style-name="P1">block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7" draw:text-style-name="P1" xml:id="id8" draw:id="id8" draw:layer="layout" svg:width="1.27cm" svg:height="1.27cm" svg:x="4.81cm" svg:y="4.683cm">
          <text:p text:style-name="P1">Satellite in view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5.445cm" svg:y1="8.62cm" svg:x2="5.445cm" svg:y2="5.953cm" draw:start-shape="id3" draw:start-glue-point="0" draw:end-shape="id8" draw:end-glue-point="6" svg:d="M5445 8620v-2667" svg:viewBox="0 0 1 2668">
          <text:p text:style-name="P1">GPIO</text:p>
        </draw:connector>
        <draw:custom-shape draw:style-name="gr8" draw:text-style-name="P1" xml:id="id9" draw:id="id9" draw:layer="layout" svg:width="1.27cm" svg:height="1.27cm" svg:x="4.175cm" svg:y="12.43cm">
          <text:p text:style-name="P1">Modem initialize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draw:type="line" svg:x1="11.16cm" svg:y1="11.033cm" svg:x2="5.445cm" svg:y2="13.065cm" draw:start-shape="id2" draw:start-glue-point="5" draw:end-shape="id9" draw:end-glue-point="7" svg:d="M11160 11033l-5715 2032" svg:viewBox="0 0 5716 2033">
          <text:p text:style-name="P1">GPIO</text:p>
        </draw:connector>
        <draw:custom-shape draw:style-name="gr9" draw:text-style-name="P1" xml:id="id10" draw:id="id10" draw:layer="layout" svg:width="1.27cm" svg:height="1.27cm" svg:x="4.175cm" svg:y="15.097cm">
          <text:p text:style-name="P1">Voltage displa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draw:type="line" svg:x1="11.796cm" svg:y1="11.16cm" svg:x2="5.445cm" svg:y2="15.732cm" draw:start-shape="id2" draw:start-glue-point="6" draw:end-shape="id10" draw:end-glue-point="7" svg:d="M11796 11160l-6351 4572" svg:viewBox="0 0 6352 4573">
          <text:p text:style-name="P1">GPIO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draw:gradient draw:name="Gradient_20_7" draw:display-name="Gradient 7" draw:style="linear" draw:start-color="#ff0000" draw:end-color="#00ff00" draw:start-intensity="100%" draw:end-intensity="100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. Tronche</meta:initial-creator>
    <meta:creation-date>2016-02-11T21:42:06.937965468</meta:creation-date>
    <dc:date>2016-02-12T01:01:43.397510272</dc:date>
    <dc:creator>Ch. Tronche</dc:creator>
    <meta:editing-duration>PT5M47S</meta:editing-duration>
    <meta:editing-cycles>3</meta:editing-cycles>
    <meta:generator>LibreOffice/4.2.8.2$Linux_x86 LibreOffice_project/420m0$Build-2</meta:generator>
    <meta:document-statistic meta:object-count="19"/>
  </office:meta>
</office:document-meta>
</file>